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</office:automatic-styles>
  <office:body>
    <office:text>
      <text:p text:style-name="Title">hacker eg vortrag v2</text:p>
      <text:p text:style-name="Text_20_body">hacker eg vortrag v2</text:p>
      <text:p text:style-name="Text_20_body">Unterhalb "Folienseiten" Folientitel, darunter: Bulletpoints</text:p>
      <text:list text:style-name="L1">
        <text:list-item>
          <text:p text:style-name="P1">Folienseiten</text:p>
          <text:list text:style-name="L2">
            <text:list-item>
              <text:p text:style-name="P2">Hacker eG</text:p>
              <text:list text:style-name="L3">
                <text:list-item>
                  <text:p text:style-name="P3">Ein gute Idee, die viele Leute verwirklichen müssen</text:p>
                </text:list-item>
              </text:list>
            </text:list-item>
            <text:list-item>
              <text:p text:style-name="P2">Grundsätzliches</text:p>
              <text:list text:style-name="L4">
                <text:list-item>
                  <text:p text:style-name="P4">Vorgeschichte</text:p>
                </text:list-item>
                <text:list-item>
                  <text:p text:style-name="P4">Grundsätzliche Überlegungen</text:p>
                </text:list-item>
                <text:list-item>
                  <text:p text:style-name="P4">Warum, Wozu</text:p>
                </text:list-item>
                <text:list-item>
                  <text:p text:style-name="P4">Wie</text:p>
                </text:list-item>
              </text:list>
            </text:list-item>
            <text:list-item>
              <text:p text:style-name="P2">Vorläufer und Ressourcen</text:p>
              <text:list text:style-name="L5">
                <text:list-item>
                  <text:p text:style-name="P5">Vortrag 1 &amp; 2</text:p>
                </text:list-item>
                <text:list-item>
                  <text:p text:style-name="P5">media.ccc.de</text:p>
                </text:list-item>
                <text:list-item>
                  <text:p text:style-name="P5">hkbl.de</text:p>
                </text:list-item>
                <text:list-item>
                  <text:p text:style-name="P5">(login)</text:p>
                </text:list-item>
              </text:list>
            </text:list-item>
            <text:list-item>
              <text:p text:style-name="P2">Was ist eine Genossenschaft</text:p>
              <text:list text:style-name="L6">
                <text:list-item>
                  <text:p text:style-name="P6">Geschichte</text:p>
                </text:list-item>
                <text:list-item>
                  <text:p text:style-name="P6">Personengesellschaft mit Kapitalkonstruktion</text:p>
                </text:list-item>
                <text:list-item>
                  <text:p text:style-name="P6">Rechtsform</text:p>
                </text:list-item>
                <text:list-item>
                  <text:p text:style-name="P6">GenG</text:p>
                </text:list-item>
              </text:list>
            </text:list-item>
            <text:list-item>
              <text:p text:style-name="P2">Fördergenossenschaft</text:p>
              <text:list text:style-name="L7">
                <text:list-item>
                  <text:p text:style-name="P7">Ziel: Förderung der Wirtschaft ihrer Mitglieder</text:p>
                </text:list-item>
                <text:list-item>
                  <text:p text:style-name="P7">Genossenschaft arbeitet für Mitglieder</text:p>
                </text:list-item>
                <text:list-item>
                  <text:p text:style-name="P7">Erst in zweiter Linie für sich selbst</text:p>
                </text:list-item>
              </text:list>
            </text:list-item>
            <text:list-item>
              <text:p text:style-name="P2">Produktivgenossenschaft</text:p>
              <text:list text:style-name="L8">
                <text:list-item>
                  <text:p text:style-name="P8">Ziel: Nutzung der Produktivkraft ihrer Mitglieder</text:p>
                </text:list-item>
                <text:list-item>
                  <text:p text:style-name="P8">Genossenschaft arbeitet für sich selbst...</text:p>
                </text:list-item>
                <text:list-item>
                  <text:p text:style-name="P8">...und dadurch für ihre Arbeitnehmer....</text:p>
                </text:list-item>
                <text:list-item>
                  <text:p text:style-name="P8">...und ihre Mitglieder (Eigentümer)</text:p>
                </text:list-item>
              </text:list>
            </text:list-item>
            <text:list-item>
              <text:p text:style-name="P2">Warum eine Hacker eG?</text:p>
              <text:list text:style-name="L9">
                <text:list-item>
                  <text:p text:style-name="P9">Es gibt doch schon solche Genossenschaften - ?</text:p>
                </text:list-item>
                <text:list-item>
                  <text:p text:style-name="P9">Wünsche aus dem Chaos</text:p>
                </text:list-item>
                <text:list-item>
                  <text:p text:style-name="P9">Unbehagen und Optimismus</text:p>
                </text:list-item>
                <text:list-item>
                  <text:p text:style-name="P9">Welt da draußen und Cucunft(tm)</text:p>
                </text:list-item>
              </text:list>
            </text:list-item>
            <text:list-item>
              <text:p text:style-name="P2">Motivation</text:p>
              <text:list text:style-name="L10">
                <text:list-item>
                  <text:p text:style-name="P10">Grundsätzlich</text:p>
                </text:list-item>
                <text:list-item>
                  <text:p text:style-name="P10">Arbeitgeber und Arbeitnehmer</text:p>
                </text:list-item>
                <text:list-item>
                  <text:p text:style-name="P10">Unternehmer und Freiberufler</text:p>
                </text:list-item>
                <text:list-item>
                  <text:p text:style-name="P10">Neue Beschäftigungsformen</text:p>
                </text:list-item>
                <text:list-item>
                  <text:p text:style-name="P10">Neue und volatile Märkte</text:p>
                </text:list-item>
                <text:list-item>
                  <text:p text:style-name="P10">Solidarität und Ermöglichung</text:p>
                </text:list-item>
              </text:list>
            </text:list-item>
            <text:list-item>
              <text:p text:style-name="P2">Bedarfe und Wünsche</text:p>
              <text:list text:style-name="L11">
                <text:list-item>
                  <text:p text:style-name="P11">Unbehagen</text:p>
                </text:list-item>
                <text:list-item>
                  <text:p text:style-name="P11">Not und Nöte</text:p>
                </text:list-item>
                <text:list-item>
                  <text:p text:style-name="P11">Wünsche und Sehnsüchte</text:p>
                </text:list-item>
                <text:list-item>
                  <text:p text:style-name="P11">Vereinzelung und Gemeinschaft</text:p>
                </text:list-item>
                <text:list-item>
                  <text:p text:style-name="P11">Autonomie und Kontrolle</text:p>
                </text:list-item>
                <text:list-item>
                  <text:p text:style-name="P11">Demokratie und Anpassung</text:p>
                </text:list-item>
              </text:list>
            </text:list-item>
            <text:list-item>
              <text:p text:style-name="P2">Teilmenge an Lösungen im Rahmen der Hacker eG</text:p>
              <text:list text:style-name="L12">
                <text:list-item>
                  <text:p text:style-name="P12">Alles allen?</text:p>
                </text:list-item>
                <text:list-item>
                  <text:p text:style-name="P12">Was geht?</text:p>
                </text:list-item>
                <text:list-item>
                  <text:p text:style-name="P12">Einzelne und viele</text:p>
                </text:list-item>
              </text:list>
            </text:list-item>
            <text:list-item>
              <text:p text:style-name="P2">Praktische Usecases</text:p>
              <text:list text:style-name="L13">
                <text:list-item>
                  <text:p text:style-name="P13">Unvollständige Aufzählung</text:p>
                </text:list-item>
                <text:list-item>
                  <text:p text:style-name="P13">Möglichkeiten und Unmöglichkeiten</text:p>
                </text:list-item>
                <text:list-item>
                  <text:p text:style-name="P13">Viele sein</text:p>
                </text:list-item>
                <text:list-item>
                  <text:p text:style-name="P13">Standardisieren</text:p>
                </text:list-item>
                <text:list-item>
                  <text:p text:style-name="P13">Automatisieren</text:p>
                </text:list-item>
                <text:list-item>
                  <text:p text:style-name="P13">Flexible Standardoptionen</text:p>
                </text:list-item>
              </text:list>
            </text:list-item>
            <text:list-item>
              <text:p text:style-name="P2">Dienstleister</text:p>
              <text:list text:style-name="L14">
                <text:list-item>
                  <text:p text:style-name="P14">Unternehmen für die Mitglieder</text:p>
                </text:list-item>
                <text:list-item>
                  <text:p text:style-name="P14">Outsourcen der Schalenkompetenzen</text:p>
                </text:list-item>
                <text:list-item>
                  <text:p text:style-name="P14">Für Gebühren und Umsatzanteile</text:p>
                </text:list-item>
                <text:list-item>
                  <text:p text:style-name="P14">Mitglieder sind Unternehmer</text:p>
                </text:list-item>
                <text:list-item>
                  <text:p text:style-name="P14">Mitglieder sind Kapitaleigner</text:p>
                </text:list-item>
              </text:list>
            </text:list-item>
            <text:list-item>
              <text:p text:style-name="P2">Arbeitgeber</text:p>
              <text:list text:style-name="L15">
                <text:list-item>
                  <text:p text:style-name="P15">Arbeitgeber für die Mitglieder</text:p>
                </text:list-item>
                <text:list-item>
                  <text:p text:style-name="P15">Eine für alle, alle für einen</text:p>
                </text:list-item>
                <text:list-item>
                  <text:p text:style-name="P15">Lohn und Gehalt</text:p>
                </text:list-item>
                <text:list-item>
                  <text:p text:style-name="P15">Flexibel und fest</text:p>
                </text:list-item>
                <text:list-item>
                  <text:p text:style-name="P15">Mitglieder sind Arbeitnehmer</text:p>
                </text:list-item>
                <text:list-item>
                  <text:p text:style-name="P15">Mitglieder sind Kapitaleigner</text:p>
                </text:list-item>
              </text:list>
            </text:list-item>
            <text:list-item>
              <text:p text:style-name="P2">Mischformen sind möglich</text:p>
              <text:list text:style-name="L16">
                <text:list-item>
                  <text:p text:style-name="P16">Förder- und Produktivgenossenschaft</text:p>
                </text:list-item>
                <text:list-item>
                  <text:p text:style-name="P16">Rollenwechsel sind möglich</text:p>
                </text:list-item>
                <text:list-item>
                  <text:p text:style-name="P16">Vollzeit, Teilzeit, Minijob, Gewinnbeteiligte</text:p>
                </text:list-item>
              </text:list>
            </text:list-item>
            <text:list-item>
              <text:p text:style-name="P2">Nebeneinnahmensammler</text:p>
              <text:list text:style-name="L17">
                <text:list-item>
                  <text:p text:style-name="P17">Genossenschaft ist Vertragspartner des Kunden</text:p>
                </text:list-item>
                <text:list-item>
                  <text:p text:style-name="P17">Mitglied bekommt Lohn und/oder Gewinnanteil</text:p>
                </text:list-item>
              </text:list>
            </text:list-item>
            <text:list-item>
              <text:p text:style-name="P2">Bezahlplattform</text:p>
              <text:list text:style-name="L18">
                <text:list-item>
                  <text:p text:style-name="P18">Mitglied ist Vertragspartner des Kunden</text:p>
                </text:list-item>
                <text:list-item>
                  <text:p text:style-name="P18">Genossenschaft ist Dienstleister</text:p>
                </text:list-item>
              </text:list>
            </text:list-item>
            <text:list-item>
              <text:p text:style-name="P2">Crowdfundingprovider</text:p>
              <text:list text:style-name="L19">
                <text:list-item>
                  <text:p text:style-name="P19">Genossenschaft ist selbst Vertragspartner der Investoren/Geber</text:p>
                </text:list-item>
                <text:list-item>
                  <text:p text:style-name="P19">Genossenschaft ist Dienstleister des Mitglieds</text:p>
                </text:list-item>
              </text:list>
            </text:list-item>
            <text:list-item>
              <text:p text:style-name="P2">Spendensammler</text:p>
              <text:list text:style-name="L20">
                <text:list-item>
                  <text:p text:style-name="P20">Genossenschaft ist Spendenempfänger</text:p>
                </text:list-item>
                <text:list-item>
                  <text:p text:style-name="P20">Mitglied ist Spendenempfänger</text:p>
                </text:list-item>
              </text:list>
            </text:list-item>
            <text:list-item>
              <text:p text:style-name="P2">Unternehmen zum Ein- und Austreten</text:p>
              <text:list text:style-name="L21">
                <text:list-item>
                  <text:p text:style-name="P21">Rollenwechsel möglich</text:p>
                </text:list-item>
                <text:list-item>
                  <text:p text:style-name="P21">Mischformen möglich</text:p>
                </text:list-item>
                <text:list-item>
                  <text:p text:style-name="P21">Bezahlte Funktionsträger und dienstleistende Mitarbeiter</text:p>
                </text:list-item>
                <text:list-item>
                  <text:p text:style-name="P21">Genossenschaft als Kapitalakkumulator</text:p>
                </text:list-item>
              </text:list>
            </text:list-item>
            <text:list-item>
              <text:p text:style-name="P2">Rechtsschutz, Rechtsberatung, Steuerberatung</text:p>
              <text:list text:style-name="L22">
                <text:list-item>
                  <text:p text:style-name="P22">Bezahlte Vertragspartner der Genossenschaft</text:p>
                </text:list-item>
                <text:list-item>
                  <text:p text:style-name="P22">Genossenschaft ist Dienstleister der Mitglieder</text:p>
                </text:list-item>
              </text:list>
            </text:list-item>
            <text:list-item>
              <text:p text:style-name="P2">Lobbyismus, Aktivismus, Philanthropie</text:p>
              <text:list text:style-name="L23">
                <text:list-item>
                  <text:p text:style-name="P23">Wenn und soweit die Mitglieder dies wollen</text:p>
                </text:list-item>
              </text:list>
            </text:list-item>
            <text:list-item>
              <text:p text:style-name="P2">Nächste Schritte</text:p>
              <text:list text:style-name="L24">
                <text:list-item>
                  <text:p text:style-name="P24">100 Interessenten</text:p>
                </text:list-item>
                <text:list-item>
                  <text:p text:style-name="P24">10000 € für Vorabkosten</text:p>
                </text:list-item>
                <text:list-item>
                  <text:p text:style-name="P24">Start der Gründung</text:p>
                </text:list-item>
              </text:list>
            </text:list-item>
            <text:list-item>
              <text:p text:style-name="P2">Gründungsprozess</text:p>
              <text:list text:style-name="L25">
                <text:list-item>
                  <text:p text:style-name="P25">Vor-Verein (eV)</text:p>
                </text:list-item>
                <text:list-item>
                  <text:p text:style-name="P25">Vor-Gründung</text:p>
                </text:list-item>
                <text:list-item>
                  <text:p text:style-name="P25">Kapitalsammlung</text:p>
                </text:list-item>
                <text:list-item>
                  <text:p text:style-name="P25">Gründungsprüfung</text:p>
                </text:list-item>
                <text:list-item>
                  <text:p text:style-name="P25">Eintragung</text:p>
                </text:list-item>
                <text:list-item>
                  <text:p text:style-name="P25">Aufnahme des Geschäftsbetriebes</text:p>
                </text:list-item>
              </text:list>
            </text:list-item>
            <text:list-item>
              <text:p text:style-name="P2">Aufruf</text:p>
              <text:list text:style-name="L26">
                <text:list-item>
                  <text:p text:style-name="P26">Interesseanmeldung</text:p>
                </text:list-item>
                <text:list-item>
                  <text:p text:style-name="P26">Rückmeldung</text:p>
                </text:list-item>
                <text:list-item>
                  <text:p text:style-name="P26">Verbindliche Beitrittserklärung</text:p>
                </text:list-item>
                <text:list-item>
                  <text:p text:style-name="P26">(Vor-)Vereinsgründung</text:p>
                </text:list-item>
                <text:list-item>
                  <text:p text:style-name="P26">Kapitaleinzahlung</text:p>
                </text:list-item>
                <text:list-item>
                  <text:p text:style-name="P26">Inhaltliche Willensbildung und Funktionsträgerwahl</text:p>
                </text:list-item>
              </text:list>
            </text:list-item>
            <text:list-item>
              <text:p text:style-name="P2">Informationen, Feedback, Anmeldung</text:p>
              <text:list text:style-name="L27">
                <text:list-item>
                  <text:p text:style-name="P27">media.ccc.de</text:p>
                </text:list-item>
                <text:list-item>
                  <text:p text:style-name="P27">hkbl.de</text:p>
                </text:list-item>
                <text:list-item>
                  <text:p text:style-name="P27">Informationsveranstaltung und Workshop</text:p>
                </text:list-item>
              </text:list>
            </text:list-item>
            <text:list-item>
              <text:p text:style-name="P2">tuwat.coop !</text:p>
              <text:list text:style-name="L28">
                <text:list-item>
                  <text:p text:style-name="P28">hkbl.de</text:p>
                </text:list-item>
                <text:list-item>
                  <text:p text:style-name="P28">geno (@) damals-tm-podcast.de</text:p>
                </text:list-item>
              </text:list>
            </text:list-item>
          </text:list>
        </text:list-item>
        <text:list-item>
          <text:p text:style-name="P1">Hierarchie</text:p>
          <text:list text:style-name="L29">
            <text:list-item>
              <text:p text:style-name="P29">Folientitel</text:p>
              <text:list text:style-name="L30">
                <text:list-item>
                  <text:p text:style-name="P30">Bulletpoints 1. Ebene</text:p>
                  <text:list text:style-name="L31">
                    <text:list-item>
                      <text:p text:style-name="P31">Bulletpoints 2. Eben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cker eg vortrag v2</dc:title>
    <dc:creator/>
  </office:meta>
</office:document-meta>
</file>